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6D27449D9B.png" manifest:media-type=""/>
  <manifest:file-entry manifest:full-path="Pictures/10000201000003790000029BF966340F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Blue-subtitle">
      <style:graphic-properties draw:fill-color="#ffffff" fo:min-height="15.499cm"/>
    </style:style>
    <style:style style:name="pr2" style:family="presentation" style:parent-style-name="Blue-notes">
      <style:graphic-properties draw:fill-color="#ffffff" fo:min-height="13.364cm"/>
    </style:style>
    <style:style style:name="pr3" style:family="presentation" style:parent-style-name="Blue-title">
      <style:graphic-properties fo:min-height="2.5cm"/>
    </style:style>
    <style:style style:name="pr4" style:family="presentation" style:parent-style-name="Blue-outline1">
      <style:graphic-properties fo:min-height="15cm"/>
    </style:style>
    <style:style style:name="pr5" style:family="presentation" style:parent-style-name="Blue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style:text-properties fo:font-size="28.1000003814697pt"/>
    </style:style>
    <style:style style:name="T1" style:family="text">
      <style:text-properties fo:font-size="32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66cc" fo:font-size="45%"/>
      </text:list-level-style-number>
      <text:list-level-style-number text:level="2" style:num-format="">
        <style:list-level-properties text:space-before="1.6cm" text:min-label-width="0.8cm"/>
        <style:text-properties fo:color="#0066cc" fo:font-size="45%"/>
      </text:list-level-style-number>
      <text:list-level-style-number text:level="3" style:num-format="">
        <style:list-level-properties text:space-before="3cm" text:min-label-width="0.6cm"/>
        <style:text-properties fo:color="#0066cc" fo:font-size="45%"/>
      </text:list-level-style-number>
      <text:list-level-style-number text:level="4" style:num-format="">
        <style:list-level-properties text:space-before="4.2cm" text:min-label-width="0.6cm"/>
        <style:text-properties fo:color="#0066cc" fo:font-size="45%"/>
      </text:list-level-style-number>
      <text:list-level-style-number text:level="5" style:num-format="">
        <style:list-level-properties text:space-before="5.4cm" text:min-label-width="0.6cm"/>
        <style:text-properties fo:color="#0066cc" fo:font-size="45%"/>
      </text:list-level-style-number>
      <text:list-level-style-number text:level="6" style:num-format="">
        <style:list-level-properties text:space-before="6.6cm" text:min-label-width="0.6cm"/>
        <style:text-properties fo:color="#0066cc" fo:font-size="45%"/>
      </text:list-level-style-number>
      <text:list-level-style-number text:level="7" style:num-format="">
        <style:list-level-properties text:space-before="7.8cm" text:min-label-width="0.6cm"/>
        <style:text-properties fo:color="#0066cc" fo:font-size="45%"/>
      </text:list-level-style-number>
      <text:list-level-style-number text:level="8" style:num-format="">
        <style:list-level-properties text:space-before="9cm" text:min-label-width="0.6cm"/>
        <style:text-properties fo:color="#0066cc" fo:font-size="45%"/>
      </text:list-level-style-number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text-style-name="P1" draw:layer="layout" svg:width="25.199cm" svg:height="15.499cm" svg:x="1.301cm" svg:y="3cm" presentation:class="subtitle" presentation:user-transformed="true">
          <draw:text-box>
            <text:p><text:span text:style-name="T1">Atelier QGIS</text:span></text:p>
            <text:p><text:span text:style-name="T1">Développement de plugins Python</text:span></text:p>
          </draw:text-box>
        </draw:frame>
        <draw:frame draw:style-name="gr1" draw:text-style-name="P3" draw:layer="layout" svg:width="13cm" svg:height="1.673cm" svg:x="7cm" svg:y="14.5cm">
          <draw:text-box>
            <text:p text:style-name="P2"><text:span text:style-name="T2">FOSS4G-FR – mai 2014</text:span></text:p>
            <text:p text:style-name="P2"><text:span text:style-name="T2">Hugo Mercier / Osland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Présentation</text:p>
          </draw:text-box>
        </draw:frame>
        <draw:frame presentation:style-name="pr4" draw:layer="layout" svg:width="25.199cm" svg:height="15.609cm" svg:x="1.5cm" svg:y="3.5cm" presentation:class="outline" presentation:user-transformed="true">
          <draw:text-box>
            <text:list text:style-name="L2">
              <text:list-item>
                <text:p>Oslandia</text:p>
                <text:list>
                  <text:list-item>
                    <text:p>Expert SIG open source</text:p>
                  </text:list-item>
                  <text:list-item>
                    <text:p>Formation</text:p>
                  </text:list-item>
                  <text:list-item>
                    <text:p>Développement</text:p>
                  </text:list-item>
                  <text:list-item>
                    <text:p>Conseil</text:p>
                  </text:list-item>
                  <text:list-item>
                    <text:p>Support</text:p>
                  </text:list-item>
                </text:list>
              </text:list-item>
              <text:list-item>
                <text:p>Technologies :</text:p>
                <text:list>
                  <text:list-item>
                    <text:p>QGIS, PostGIS (contributeurs majeurs)</text:p>
                  </text:list-item>
                  <text:list-item>
                    <text:p>TinyOWS, MapServer, …</text:p>
                  </text:list-item>
                  <text:list-item>
                    <text:p>Applications métiers C++/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QGIS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Logiciel libre</text:p>
              </text:list-item>
              <text:list-item>
                <text:p>SIG</text:p>
                <text:list>
                  <text:list-item>
                    <text:p>D'un lecteur de shapefiles à une plateforme complète</text:p>
                  </text:list-item>
                  <text:list-item>
                    <text:p>Fondations solides :</text:p>
                    <text:list>
                      <text:list-item>
                        <text:p>Proj4, GEOS, GDAL</text:p>
                      </text:list-item>
                      <text:list-item>
                        <text:p>QT</text:p>
                      </text:list-item>
                    </text:list>
                  </text:list-item>
                </text:list>
              </text:list-item>
              <text:list-item>
                <text:p>Coeur (API C++ / Python) + Plugins</text:p>
              </text:list-item>
              <text:list-item>
                <text:p>Community meeting tous les 6 mo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Tour de table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Présentation, fonction</text:p>
              </text:list-item>
              <text:list-item>
                <text:p>Travail quotidien</text:p>
              </text:list-item>
              <text:list-item>
                <text:p>Expérience</text:p>
                <text:list>
                  <text:list-item>
                    <text:p>Développement</text:p>
                  </text:list-item>
                  <text:list-item>
                    <text:p>SIG/QGIS</text:p>
                  </text:list-item>
                  <text:list-item>
                    <text:p>BDD</text:p>
                  </text:list-item>
                </text:list>
              </text:list-item>
              <text:list-item>
                <text:p>Attentes / besoi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Plan</text:p>
          </draw:text-box>
        </draw:frame>
        <draw:frame presentation:style-name="pr4" draw:layer="layout" svg:width="25.199cm" svg:height="17.284cm" svg:x="1.5cm" svg:y="3.5cm" presentation:class="outline" presentation:user-transformed="true">
          <draw:text-box>
            <text:list text:style-name="L2">
              <text:list-item>
                <text:p><text:span text:style-name="T3">Python</text:span></text:p>
                <text:list>
                  <text:list-item>
                    <text:p><text:span text:style-name="T4">Langage</text:span></text:p>
                  </text:list-item>
                  <text:list-item>
                    <text:p><text:span text:style-name="T4">POO</text:span></text:p>
                  </text:list-item>
                </text:list>
              </text:list-item>
              <text:list-item>
                <text:p><text:span text:style-name="T3">QT/PyQT</text:span></text:p>
                <text:list>
                  <text:list-item>
                    <text:p><text:span text:style-name="T4">Signaux/Slots</text:span></text:p>
                  </text:list-item>
                  <text:list-item>
                    <text:p><text:span text:style-name="T4">API</text:span></text:p>
                  </text:list-item>
                  <text:list-item>
                    <text:p><text:span text:style-name="T4">QT-Designer</text:span></text:p>
                  </text:list-item>
                </text:list>
              </text:list-item>
              <text:list-item>
                <text:p><text:span text:style-name="T3">Plugins QGIS</text:span></text:p>
                <text:list>
                  <text:list-item>
                    <text:p><text:span text:style-name="T4">API QGIS</text:span></text:p>
                  </text:list-item>
                  <text:list-item>
                    <text:p><text:span text:style-name="T4">Exemples</text:span></text:p>
                  </text:list-item>
                </text:list>
                <text:p><text:span text:style-name="T3">(normalement 3/5J!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VM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Login/mdp : formation/formation</text:p>
              </text:list-item>
              <text:list-item>
                <text:p>Xubuntu QGIS 2.2</text:p>
              </text:list-item>
              <text:list-item>
                <text:p>Editeur/IDE : gedit, term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Python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Rappels(?) de Python</text:p>
              </text:list-item>
              <text:list-item>
                <text:p>Langage interprété</text:p>
              </text:list-item>
              <text:list-item>
                <text:p>Générique</text:p>
              </text:list-item>
              <text:list-item>
                <text:p>Populaire</text:p>
              </text:list-item>
              <text:list-item>
                <text:p>OO (un peu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Bases Python</text:p>
          </draw:text-box>
        </draw:frame>
        <draw:frame presentation:style-name="pr4" draw:layer="layout" svg:width="25.199cm" svg:height="15cm" svg:x="1.5cm" svg:y="3.5cm" presentation:class="outline" presentation:user-transformed="true">
          <draw:text-box>
            <text:list text:style-name="L2">
              <text:list-item>
                <text:p>Types de base :</text:p>
                <text:list>
                  <text:list-item>
                    <text:p>Int/float/bool/str</text:p>
                  </text:list-item>
                </text:list>
              </text:list-item>
              <text:list-item>
                <text:p>Structures de données :</text:p>
                <text:list>
                  <text:list-item>
                    <text:p>Tuples, listes</text:p>
                  </text:list-item>
                  <text:list-item>
                    <text:p>(Set, dictionnaires)</text:p>
                  </text:list-item>
                </text:list>
              </text:list-item>
              <text:list-item>
                <text:p>Structures de contrôle :</text:p>
                <text:list>
                  <text:list-item>
                    <text:p>Tabulations !</text:p>
                  </text:list-item>
                  <text:list-item>
                    <text:p>If / for / while</text:p>
                  </text:list-item>
                </text:list>
              </text:list-item>
              <text:list-item>
                <text:p>Definitions de fon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Python - modules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Un ensemble de fonctions / classes / objets</text:p>
              </text:list-item>
              <text:list-item>
                <text:p>Regroupés dans un même espace de noms</text:p>
              </text:list-item>
              <text:list-item>
                <text:p>Import X</text:p>
              </text:list-item>
              <text:list-item>
                <text:p>From X import 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Python OO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Classes</text:p>
                <text:list>
                  <text:list-item>
                    <text:p>Logique d'encapsulation</text:p>
                  </text:list-item>
                  <text:list-item>
                    <text:p>Unités +/- indépendantes et autonomes</text:p>
                  </text:list-item>
                  <text:list-item>
                    <text:p>Abstraction</text:p>
                  </text:list-item>
                </text:list>
              </text:list-item>
              <text:list-item>
                <text:p>Syntaxe</text:p>
                <text:list>
                  <text:list-item>
                    <text:p>Objet.methode()</text:p>
                  </text:list-item>
                  <text:list-item>
                    <text:p>Objet.attribut</text:p>
                  </text:list-item>
                  <text:list-item>
                    <text:p>a.b().c.d()</text:p>
                  </text:list-item>
                  <text:list-item>
                    <text:p>sel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QT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QT</text:p>
                <text:list>
                  <text:list-item>
                    <text:p>C++, multiplateforme, ~ 1995</text:p>
                  </text:list-item>
                  <text:list-item>
                    <text:p>Libre depuis QT4</text:p>
                    <text:list>
                      <text:list-item>
                        <text:p>Uniquement sous GNU/Linux avant</text:p>
                      </text:list-item>
                    </text:list>
                  </text:list-item>
                  <text:list-item>
                    <text:p>« Widgets » graphiques</text:p>
                    <text:list>
                      <text:list-item>
                        <text:p>Mais pas seulement</text:p>
                      </text:list-item>
                    </text:list>
                  </text:list-item>
                  <text:list-item>
                    <text:p>Concept de signaux et slots</text:p>
                    <text:list>
                      <text:list-item>
                        <text:p>« Surcharge » C++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QT - Widget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Widget : « window gadget »</text:p>
                <text:list>
                  <text:list-item>
                    <text:p>Éléments d'interface</text:p>
                  </text:list-item>
                  <text:list-item>
                    <text:p>Bouton, Menu, Fenêtre, Liste déroulante, etc.</text:p>
                  </text:list-item>
                  <text:list-item>
                    <text:p>Peut avoir un parent</text:p>
                  </text:list-item>
                  <text:list-item>
                    <text:p>Peut contenir un ou plusieurs widgets</text:p>
                  </text:list-item>
                </text:list>
              </text:list-item>
              <text:list-item>
                <text:p>Layout</text:p>
                <text:list>
                  <text:list-item>
                    <text:p>Mise en page des widgets</text:p>
                  </text:list-item>
                  <text:list-item>
                    <text:p>Logique absolue ou « relative » (dynamique)</text:p>
                  </text:list-item>
                  <text:list-item>
                    <text:p>Q(VH)BoxLayout / QFormLayo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QT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Outils</text:p>
                <text:list>
                  <text:list-item>
                    <text:p>Designer</text:p>
                  </text:list-item>
                  <text:list-item>
                    <text:p>=&gt; Editeur graphique et génération de code</text:p>
                  </text:list-item>
                  <text:list-item>
                    <text:p>-x</text:p>
                  </text:list-item>
                  <text:list-item>
                    <text:p>Inclusion du code généré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API QGIS</text:p>
          </draw:text-box>
        </draw:frame>
        <draw:frame presentation:style-name="pr4" draw:layer="layout" svg:width="25.199cm" svg:height="15cm" svg:x="1.5cm" svg:y="3.5cm" presentation:class="outline" presentation:user-transformed="true">
          <draw:text-box>
            <text:list text:style-name="L2">
              <text:list-item>
                <text:p>Console Python</text:p>
              </text:list-item>
              <text:list-item>
                <text:p>Qgis.utils.iface()</text:p>
              </text:list-item>
              <text:list-item>
                <text:p>Lecture API C++</text:p>
                <text:list>
                  <text:list-item>
                    <text:p>type_retour nom_fonction( type param1, … )</text:p>
                  </text:list-item>
                  <text:list-item>
                    <text:p>void = ne retourne rien (None en Python)</text:p>
                  </text:list-item>
                  <text:list-item>
                    <text:p>*, &amp; : oublier</text:p>
                  </text:list-item>
                  <text:list-item>
                    <text:p>Attention aux membres hérités !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API QGIS</text:p>
          </draw:text-box>
        </draw:frame>
        <draw:frame presentation:style-name="pr4" draw:layer="layout" svg:width="25.199cm" svg:height="15.878cm" svg:x="1.5cm" svg:y="3.5cm" presentation:class="outline" presentation:user-transformed="true">
          <draw:text-box>
            <text:list text:style-name="L2">
              <text:list-item>
                <text:p>Modèle de données vectoriel</text:p>
                <text:list>
                  <text:list-item>
                    <text:p>QgsVectorLayer</text:p>
                  </text:list-item>
                  <text:list-item>
                    <text:p>=&gt;QgsVectorDataProvider</text:p>
                  </text:list-item>
                </text:list>
              </text:list-item>
              <text:list-item>
                <text:p>Requête de features</text:p>
                <text:list>
                  <text:list-item>
                    <text:p>GetFeatures( QgsFeatureRequest )</text:p>
                  </text:list-item>
                  <text:list-item>
                    <text:p>=&gt;QgsFeatureIterator</text:p>
                  </text:list-item>
                  <text:list-item>
                    <text:p>* nextFeature() =&gt; QgsFeature</text:p>
                  </text:list-item>
                  <text:list-item>
                    <text:p>Attributs et géométrie</text:p>
                  </text:list-item>
                </text:list>
              </text:list-item>
              <text:list-item>
                <text:p>En Python</text:p>
                <text:list>
                  <text:list-item>
                    <text:p>For feature in pr.getFeatures( … ) :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Données ras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QgsRasterLayer</text:p>
              </text:list-item>
              <text:list-item>
                <text:p>QgsRasterDataProvider</text:p>
              </text:list-item>
              <text:list-item>
                <text:p>Identify()</text:p>
              </text:list-item>
              <text:list-item>
                <text:p>readValue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Premier plugin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Plugin builder</text:p>
              </text:list-item>
              <text:list-item>
                <text:p>Premier plugin vide</text:p>
              </text:list-item>
              <text:list-item>
                <text:p>Fichiers générés</text:p>
              </text:list-item>
              <text:list-item>
                <text:p>Makefile</text:p>
              </text:list-item>
              <text:list-item>
                <text:p>Make deploy</text:p>
              </text:list-item>
              <text:list-item>
                <text:p>Test</text:p>
              </text:list-item>
              <text:list-item>
                <text:p>QgsMapToolEmitPoi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Premier plugin</text:p>
          </draw:text-box>
        </draw:frame>
        <draw:frame presentation:style-name="pr4" draw:layer="layout" svg:width="25.199cm" svg:height="15cm" svg:x="1.5cm" svg:y="3.5cm" presentation:class="outline">
          <draw:text-box>
            <text:list text:style-name="L2">
              <text:list-item>
                <text:p>Buffer et requête autour du point</text:p>
              </text:list-item>
              <text:list-item>
                <text:p>Print</text:p>
              </text:list-item>
              <text:list-item>
                <text:p>Puis sur élément graph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Couche ras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ructure raster</text:p>
                <text:list>
                  <text:list-item>
                    <text:p>Très liée à GDAL</text:p>
                  </text:list-item>
                  <text:list-item>
                    <text:p>Plusieurs bandes</text:p>
                  </text:list-item>
                  <text:list-item>
                    <text:p>Pour chaque bande, un ensemble de blocs</text:p>
                  </text:list-item>
                  <text:list-item>
                    <text:p>De LxH « pixels » (de types différents)</text:p>
                    <text:list>
                      <text:list-item>
                        <text:p>Byte, int16, int32, float, etc.</text:p>
                      </text:list-item>
                    </text:list>
                    <text:p>Un système géographique et une emprise tota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Couche raster</text:p>
          </draw:text-box>
        </draw:frame>
        <draw:frame presentation:style-name="pr5" draw:layer="layout" svg:width="25.199cm" svg:height="13.871cm" svg:x="1.4cm" svg:y="4.914cm" presentation:class="outline" presentation:user-transformed="true">
          <draw:text-box>
            <text:list text:style-name="L2">
              <text:list-item>
                <text:p>ReadBlock( bandN, extent, width, height, void *) (avec allocation préalable)</text:p>
              </text:list-item>
              <text:list-item>
                <text:p>Void* ReadBlock( bandN, extent, width, height) (sans allocation préalable)</text:p>
              </text:list-item>
              <text:list-item>
                <text:p/>
                <text:list>
                  <text:list-item>
                    <text:p>Extent : emprise à sélectionner</text:p>
                  </text:list-item>
                  <text:list-item>
                    <text:p>Width x height : dimension (pixels) de l'image</text:p>
                  </text:list-item>
                  <text:list-item>
                    <text:p><text:span text:style-name="T5">Avec resampling éventuel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Couche vectorielle</text:p>
          </draw:text-box>
        </draw:frame>
        <draw:frame presentation:style-name="pr5" draw:layer="layout" svg:width="25.199cm" svg:height="15.687cm" svg:x="1.4cm" svg:y="4.914cm" presentation:class="outline" presentation:user-transformed="true">
          <draw:text-box>
            <text:list text:style-name="L2">
              <text:list-item>
                <text:p>Création d'une couche en mémoire</text:p>
                <text:list>
                  <text:list-item>
                    <text:p>QgsVectorLayer (« LineString?crs=epsg:2154 », name, « memory »)</text:p>
                  </text:list-item>
                  <text:list-item>
                    <text:p>Puis accès au dataProvider() et addAttributes() + addFeatures()</text:p>
                  </text:list-item>
                  <text:list-item>
                    <text:p>Associer une géométrie à chaque feature</text:p>
                  </text:list-item>
                  <text:list-item>
                    <text:p>Un identifiant unique doit être associé à chaque QgsFeature</text:p>
                  </text:list-item>
                  <text:list-item>
                    <text:p>Appeler updateFieldMap()</text:p>
                  </text:list-item>
                  <text:list-item>
                    <text:p>Eventuellement updateExtent(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Transformée de coordonné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Quand la reprojection à la volée est activée</text:p>
              </text:list-item>
              <text:list-item>
                <text:p>Accès au CRS global :</text:p>
                <text:list>
                  <text:list-item>
                    <text:p>mapCanvas()-&gt;mapRenderer()-&gt;destinationCrs()</text:p>
                  </text:list-item>
                </text:list>
                <text:p>Accès au CRS de la couche</text:p>
                <text:list>
                  <text:list-item text:start-value="1">
                    <text:p>provider-&gt;crs() 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3790000029BF966340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ackground" draw:fill-image-width="100%" draw:fill-image-height="100%" style:repeat="stretch" draw:fill-image-ref-point="top-left" draw:tile-repeat-offset="0% vertical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number text:level="1" style:num-format="">
            <style:list-level-properties text:space-before="0.3cm" text:min-label-width="0.9cm"/>
            <style:text-properties fo:color="#0066cc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0066cc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0066cc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0066cc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0066cc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0066cc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0066cc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0066cc" fo:font-size="45%"/>
          </text:list-level-style-number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Gras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roid Sans'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 draw:fill-image-ref-point="top-left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2.5cm" svg:x="1.301cm" svg:y="0cm" presentation:class="title">
        <draw:text-box>
          <text:p text:style-name="MP4">Muokkaa otsikon napsauttamalla</text:p>
        </draw:text-box>
      </draw:frame>
      <draw:frame presentation:style-name="Mpr5" draw:text-style-name="MP5" draw:layer="backgroundobjects" svg:width="25.199cm" svg:height="15cm" svg:x="1.5cm" svg:y="3.5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éro&gt;</text:page-number></text:span></text:p>
        </draw:text-box>
      </draw:frame>
      <draw:frame draw:style-name="Mgr3" draw:text-style-name="MP8" draw:layer="backgroundobjects" svg:width="2.907cm" svg:height="1.602cm" svg:x="0.093cm" svg:y="19.398cm">
        <draw:image xlink:href="Pictures/10000201000000C80000006D27449D9B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16T15:54:15</meta:creation-date>
    <meta:editing-duration>P1DT15H20M20S</meta:editing-duration>
    <meta:editing-cycles>177</meta:editing-cycles>
    <dc:date>2014-05-20T08:28:41</dc:date>
    <meta:generator>LibreOffice/3.6$Linux_X86_64 LibreOffice_project/360m1$Build-2</meta:generator>
    <dc:creator>Hugo Mercier</dc:creator>
    <meta:document-statistic meta:object-count="121"/>
  </office:meta>
</office:document-meta>
</file>